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181a" officeooo:paragraph-rsid="000518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ta är ett dokument som är väldigt viktigt för vårat grupparbete. Vi kommer att spara detta för att ta fram senare. Spännande att se om vi lyck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20:25:59.889000000</meta:creation-date>
    <dc:date>2020-11-08T20:28:05.342000000</dc:date>
    <meta:editing-duration>PT5M32S</meta:editing-duration>
    <meta:editing-cycles>1</meta:editing-cycles>
    <meta:document-statistic meta:table-count="0" meta:image-count="0" meta:object-count="0" meta:page-count="1" meta:paragraph-count="1" meta:word-count="27" meta:character-count="148" meta:non-whitespace-character-count="122"/>
    <meta:generator>LibreOffice/6.0.5.2$Windows_x86 LibreOffice_project/54c8cbb85f300ac59db32fe8a675ff7683cd5a16</meta:generator>
  </office:meta>
</office:document-meta>
</file>